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25cm" svg:x="1.27cm" svg:y="6.027cm" presentation:class="title" presentation:user-transformed="true">
          <draw:text-box>
            <text:p>CIS171<text:line-break/>Java 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igin of Jav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veloped at Sun Microsystems (owned by Oracle) in 1991</text:p>
              </text:list-item>
              <text:list-item>
                <text:p>Originally called Oak until 1995</text:p>
              </text:list-item>
              <text:list-item>
                <text:p>Named Java after an Island Jawa in Indonesia</text:p>
                <text:list>
                  <text:list-item>
                    <text:p>Produces Strong, Dark, Sweet Coffee Be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was it created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need for a platform independent language</text:p>
                <text:list>
                  <text:list-item>
                    <text:p>To be used for embedded software in consumer electronics, ie Toasters</text:p>
                  </text:list-item>
                </text:list>
              </text:list-item>
              <text:list-item>
                <text:p>Many CPUs, Expensive Compilers</text:p>
                <text:list>
                  <text:list-item>
                    <text:p>Cross Platform and Portable language that worked across many CPU with differing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ld Wide Web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web needed to be portable and since Java was meant to be portable, the Web propelled the need for Jav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e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mall portable programs to be used in Java enabled browsers</text:p>
              </text:list-item>
              <text:list-item>
                <text:p>Displayed data provided by a server, handle user input, or simple functions like a calculato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Bytecod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n optimized set of instructions designed to be executed by the Java run-time (JVM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ject-Oriented Programm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 program is organized in one of two ways:</text:p>
                <text:list>
                  <text:list-item>
                    <text:p>Around its code (what is happening)</text:p>
                  </text:list-item>
                  <text:list-item>
                    <text:p>Around its data (what is being affected)</text:p>
                  </text:list-item>
                </text:list>
              </text:list-item>
              <text:list-item>
                <text:p>OOP is organized around data controlling access to code</text:p>
              </text:list-item>
              <text:list-item>
                <text:p>You define the data and the routines allowed to act on that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capsu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inds together code and the data it manipulates that keeps both safe from outside interference and misuse</text:p>
              </text:list-item>
              <text:list-item>
                <text:p>Like a black bo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lymorphis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quality that allows one interface to access a general class of actions</text:p>
              </text:list-item>
              <text:list-item>
                <text:p>Think of a steering wheel in an automobile</text:p>
                <text:list>
                  <text:list-item>
                    <text:p>Same regardless of its underlying mechani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heritan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cess by which one object can acquire the properties of another object</text:p>
              </text:list-item>
              <text:list-item>
                <text:p>A Red Delicious Apple and a Grannysmith Apple are both still apples therefore inherits all the traits and qualities of an app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16:33:01.548468126</meta:creation-date>
    <dc:date>2020-01-17T17:10:37.809478130</dc:date>
    <meta:editing-duration>PT14M54S</meta:editing-duration>
    <meta:editing-cycles>4</meta:editing-cycles>
    <meta:generator>LibreOffice/6.2.8.2$Linux_X86_64 LibreOffice_project/20$Build-2</meta:generator>
    <meta:document-statistic meta:object-count="60"/>
  </office:meta>
</office:document-meta>
</file>